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c3fcc" officeooo:paragraph-rsid="000c3fcc"/>
    </style:style>
    <style:style style:name="P2" style:family="paragraph" style:parent-style-name="Standard">
      <style:text-properties fo:language="ca" fo:country="ES" officeooo:rsid="000c3fcc" officeooo:paragraph-rsid="000f396a"/>
    </style:style>
    <style:style style:name="P3" style:family="paragraph" style:parent-style-name="Standard">
      <style:text-properties fo:language="ca" fo:country="ES" officeooo:rsid="000f396a" officeooo:paragraph-rsid="000f396a"/>
    </style:style>
    <style:style style:name="P4" style:family="paragraph" style:parent-style-name="Standard">
      <style:text-properties fo:language="ca" fo:country="ES" style:text-underline-style="none" officeooo:rsid="000f396a" officeooo:paragraph-rsid="000f396a"/>
    </style:style>
    <style:style style:name="P5" style:family="paragraph" style:parent-style-name="Standard">
      <style:text-properties fo:language="ca" fo:country="ES" style:text-underline-style="none" officeooo:rsid="0012bdb2" officeooo:paragraph-rsid="0012bdb2"/>
    </style:style>
    <style:style style:name="P6" style:family="paragraph" style:parent-style-name="Standard">
      <style:text-properties fo:language="ca" fo:country="ES" fo:font-style="italic" style:text-underline-style="none" officeooo:rsid="0012bdb2" officeooo:paragraph-rsid="0012bdb2" style:font-style-asian="italic" style:font-style-complex="italic"/>
    </style:style>
    <style:style style:name="P7" style:family="paragraph" style:parent-style-name="Standard">
      <style:text-properties fo:language="ca" fo:country="ES" fo:font-style="italic" style:text-underline-style="none" officeooo:rsid="0015772a" officeooo:paragraph-rsid="0015772a" style:font-style-asian="italic" style:font-style-complex="italic"/>
    </style:style>
    <style:style style:name="P8" style:family="paragraph" style:parent-style-name="Standard">
      <style:text-properties fo:language="ca" fo:country="ES" fo:font-style="italic" style:text-underline-style="none" officeooo:rsid="0016fcdf" officeooo:paragraph-rsid="0016fcdf" style:font-style-asian="italic" style:font-style-complex="italic"/>
    </style:style>
    <style:style style:name="P9" style:family="paragraph" style:parent-style-name="Standard">
      <style:text-properties fo:language="ca" fo:country="ES" fo:font-style="italic" style:text-underline-style="none" officeooo:rsid="001c9874" officeooo:paragraph-rsid="001c9874" style:font-style-asian="italic" style:font-style-complex="italic"/>
    </style:style>
    <style:style style:name="P10" style:family="paragraph" style:parent-style-name="Standard">
      <style:text-properties fo:language="ca" fo:country="ES" fo:font-style="normal" style:text-underline-style="none" officeooo:rsid="001c9874" officeooo:paragraph-rsid="001c9874" style:font-style-asian="normal" style:font-style-complex="normal"/>
    </style:style>
    <style:style style:name="P11" style:family="paragraph" style:parent-style-name="Standard">
      <style:text-properties fo:language="ca" fo:country="ES" fo:font-style="normal" style:text-underline-style="none" officeooo:rsid="001d1db7" officeooo:paragraph-rsid="001d1db7" style:font-style-asian="normal" style:font-style-complex="normal"/>
    </style:style>
    <style:style style:name="P12" style:family="paragraph" style:parent-style-name="Standard">
      <style:text-properties fo:language="ca" fo:country="ES" fo:font-style="normal" style:text-underline-style="none" officeooo:rsid="0016fcdf" officeooo:paragraph-rsid="0016fcdf" style:font-style-asian="normal" style:font-style-complex="normal"/>
    </style:style>
    <style:style style:name="P13" style:family="paragraph" style:parent-style-name="Standard">
      <style:text-properties fo:language="ca" fo:country="ES" fo:font-style="normal" style:text-underline-style="none" officeooo:rsid="0016fcdf" officeooo:paragraph-rsid="001c9874" style:font-style-asian="normal" style:font-style-complex="normal"/>
    </style:style>
    <style:style style:name="P14" style:family="paragraph" style:parent-style-name="Standard">
      <style:text-properties fo:language="ca" fo:country="ES" fo:font-style="normal" style:text-underline-style="none" officeooo:rsid="001c9874" officeooo:paragraph-rsid="001c9874" style:font-style-asian="normal" style:font-style-complex="normal"/>
    </style:style>
    <style:style style:name="P15" style:family="paragraph" style:parent-style-name="Standard">
      <style:text-properties fo:language="ca" fo:country="ES" fo:font-style="normal" style:text-underline-style="none" fo:font-weight="normal" officeooo:rsid="001f8a5f" officeooo:paragraph-rsid="001f8a5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ca" fo:country="ES" fo:font-style="normal" style:text-underline-style="none" fo:font-weight="normal" officeooo:rsid="001fcbdb" officeooo:paragraph-rsid="001fcbd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ca" fo:country="ES" fo:font-style="normal" style:text-underline-style="none" fo:font-weight="normal" officeooo:rsid="00212079" officeooo:paragraph-rsid="0021207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1f8a5f" officeooo:paragraph-rsid="001f8a5f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3af6f" officeooo:paragraph-rsid="0023af6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58ad9" officeooo:paragraph-rsid="00258ad9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58ad9" officeooo:paragraph-rsid="00278507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78507" officeooo:paragraph-rsid="00278507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8cdd3" officeooo:paragraph-rsid="0028cdd3" style:font-style-asian="normal" style:font-weight-asian="bold" style:font-style-complex="normal" style:font-weight-complex="bold"/>
    </style:style>
    <style:style style:name="T1" style:family="text">
      <style:text-properties officeooo:rsid="000f396a"/>
    </style:style>
    <style:style style:name="T2" style:family="text">
      <style:text-properties style:font-name="Liberation Serif1" officeooo:rsid="000f396a"/>
    </style:style>
    <style:style style:name="T3" style:family="text">
      <style:text-properties officeooo:rsid="00107b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8c2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8fb0a" style:font-style-asian="normal" style:font-style-complex="normal"/>
    </style:style>
    <style:style style:name="T8" style:family="text">
      <style:text-properties officeooo:rsid="0015772a"/>
    </style:style>
    <style:style style:name="T9" style:family="text">
      <style:text-properties officeooo:rsid="001ccff6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4de94" style:font-weight-asian="normal" style:font-weight-complex="normal"/>
    </style:style>
    <style:style style:name="T12" style:family="text">
      <style:text-properties style:text-underline-style="none" fo:font-weight="normal" officeooo:rsid="00278507" style:font-weight-asian="normal" style:font-weight-complex="normal"/>
    </style:style>
    <style:style style:name="T13" style:family="text">
      <style:text-properties officeooo:rsid="0022ad44"/>
    </style:style>
    <style:style style:name="T1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 Sistema d'Informació: <text:s/></text:p>
      <text:p text:style-name="P1"><text:tab/>- <text:span text:style-name="T1">Coneixement</text:span></text:p>
      <text:p text:style-name="P1"><text:tab/><text:tab/><text:tab/><text:span text:style-name="T2">↑</text:span><text:tab/><text:span text:style-name="T1">interpretació</text:span></text:p>
      <text:p text:style-name="P1"><text:tab/>-<text:span text:style-name="T1">Informació</text:span></text:p>
      <text:p text:style-name="P2"><text:tab/><text:tab/><text:tab/><text:span text:style-name="T2">↑</text:span><text:tab/><text:span text:style-name="T1">analitzades</text:span></text:p>
      <text:p text:style-name="P1"><text:tab/>-<text:span text:style-name="T1">Dades</text:span></text:p>
      <text:p text:style-name="P1"/>
      <text:p text:style-name="P3">Un SGBD no és un SI. Emmagatzema dades però no les interpreta.</text:p>
      <text:p text:style-name="P3"/>
      <text:p text:style-name="P3">Si convertim el SGBD en un datawearhouse (analitzador de dades), s'aproparà més a un SI. <text:span text:style-name="T3">Quan aquest <text:s/>tinguin un objectiu concret per adquirir un benefici serà un SI.</text:span></text:p>
      <text:p text:style-name="P4"/>
      <text:p text:style-name="P5">Simulació de <text:span text:style-name="T4">processos</text:span> que manipulen informació.</text:p>
      <text:p text:style-name="P5"/>
      <text:p text:style-name="P6">Conjunto de componentes interrelacinados que trabajan conjuntamente para recopilar, recuperar, <text:span text:style-name="T5">procesar, </text:span>almacenar y difundir información con el propósito de facilitar la planificación, control, análisis, coordinación y la toma de decisionesen <text:span text:style-name="T8">a </text:span>negocios y otras organizaciones.</text:p>
      <text:p text:style-name="P6"/>
      <text:p text:style-name="P7">Combinación de personas, hw, sw, dispositivos de comunicación, redes y recursos de datos que procesan datos e información con un propósito concreto. Necesitan una entrada de datos por parte del usuario que serán procesados con dispositivos tecnológicos produciendo una salida que será enviado a otro usuario u otro sistema mediante una red y soporte metódico que controla la operación.</text:p>
      <text:p text:style-name="P7"/>
      <text:p text:style-name="P8"><text:span text:style-name="T6">Sistema d'Informació<text:tab/><text:tab/></text:span><text:span text:style-name="T7">interseca</text:span><text:span text:style-name="T6"><text:tab/>Sistema Software</text:span></text:p>
      <text:p text:style-name="P12"/>
      <text:p text:style-name="P8">------------------------------------------------------------------------------------------------------------------------</text:p>
      <text:p text:style-name="P10">19-09-2014</text:p>
      <text:p text:style-name="P9"/>
      <text:p text:style-name="P9"/>
      <text:p text:style-name="P10">El CIO se encarga de <text:span text:style-name="T9">facilitar el</text:span> flujo de información entre los departamentos para acabar teniendo toda la información necesaria para <text:span text:style-name="T9">tomar la decisión sobre</text:span> si llevar a cabo un cambio estratégico. <text:span text:style-name="T9">Es el nexo de unión entre los SI y la Empresa.</text:span></text:p>
      <text:p text:style-name="P11">También es muy importante en la reingeniería de procesos (reorganización de los mismos).</text:p>
      <text:p text:style-name="P9"/>
      <text:p text:style-name="P13">------------------------------------------------------------------------------------------------------------------------</text:p>
      <text:p text:style-name="P15">22-09-2014</text:p>
      <text:p text:style-name="P15"/>
      <text:p text:style-name="P15"/>
      <text:p text:style-name="P18">Arquitectura de SI:</text:p>
      <text:p text:style-name="P15"/>
      <text:p text:style-name="P16">El arquitecto de un sistema software es el diseñador → asume las responsabilidades de diseño del sistema.</text:p>
      <text:p text:style-name="P17"><text:span text:style-name="T14">Patrones</text:span> arquitectónicos: tendencias de organización <text:span text:style-name="T13">(dinámico)</text:span>.</text:p>
      <text:p text:style-name="P17"/>
      <text:p text:style-name="P19"><text:span text:style-name="T10">Arquitectura empresarial: diseño de un sistema para dar solución a </text:span><text:span text:style-name="T11">las necesidades de</text:span><text:span text:style-name="T10"> un departamento/empresa</text:span><text:span text:style-name="T11">. Es una expresión completa de una empresa Está compuesta por un plan maestro que actúa como fuerza de control entre los planes de negocio, la automatización entre los SI y las BD</text:span><text:span text:style-name="T10">.</text:span></text:p>
      <text:p text:style-name="P19"/>
      <text:p text:style-name="P20"/>
      <text:p text:style-name="P20"/>
      <text:p text:style-name="P20"><text:soft-page-break/><text:span text:style-name="T10">Marco de trabajo Zachman:</text:span></text:p>
      <text:p text:style-name="P20"><text:span text:style-name="T10"><text:tab/>Crea una tabla con un eje de preguntas y otro eje con los roles de la empresa.</text:span></text:p>
      <text:p text:style-name="P20"><text:span text:style-name="T10"><text:tab/>Es visual y describe la empresa en distintas dimensiones.</text:span></text:p>
      <text:p text:style-name="P21"><text:span text:style-name="T10"><text:tab/>Crítica: los puntos de vista eran arbitrários y con el tiempo han cambiado los aspectos y los <text:tab/>roles. </text:span></text:p>
      <text:p text:style-name="P21"><text:span text:style-name="T10"><text:tab/>Era un modelo descriptivo. La evolución es el modelo </text:span><text:span text:style-name="T12">TOGAF</text:span></text:p>
      <text:p text:style-name="P20"/>
      <text:p text:style-name="P22"><text:span text:style-name="T10">Marco de trabajo TOGAF (the open group architecture framework):</text:span></text:p>
      <text:p text:style-name="P22"><text:span text:style-name="T10"><text:tab/>Asegura que toda la empresa use la misma «lengua»</text:span></text:p>
      <text:p text:style-name="P22"><text:span text:style-name="T10"><text:tab/>Ahorra tiempo y dinero a la empresa.</text:span></text:p>
      <text:p text:style-name="P22"><text:span text:style-name="T10"><text:tab/></text:span></text:p>
      <text:p text:style-name="P22"/>
      <text:p text:style-name="P23"><text:span text:style-name="T10">Patrones: Esquemas buenos de la arquitectura del software que se pueden aplicar (buenas prácticas).</text:span></text:p>
      <text:p text:style-name="P2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23:00.937952800</meta:creation-date>
    <dc:date>2014-09-22T15:17:39.139294799</dc:date>
    <meta:editing-duration>PT2H58M16S</meta:editing-duration>
    <meta:editing-cycles>21</meta:editing-cycles>
    <meta:generator>LibreOffice/4.2.6.3$Linux_x86 LibreOffice_project/420m0$Build-3</meta:generator>
    <meta:document-statistic meta:table-count="0" meta:image-count="0" meta:object-count="0" meta:page-count="2" meta:paragraph-count="32" meta:word-count="386" meta:character-count="2731" meta:non-whitespace-character-count="2354"/>
  </office:meta>
</office:document-meta>
</file>